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style:font-name="Courier New" fo:font-size="9pt" style:font-size-asian="9pt" style:font-size-complex="9pt"/>
    </style:style>
    <style:style style:name="P4" style:family="paragraph" style:parent-style-name="Heading_20_2">
      <style:paragraph-properties fo:break-before="page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ngoSCons</text:p>
      <text:h text:style-name="Heading_20_1" text:outline-level="1">Objectives</text:h>
      <text:p text:style-name="P1">*** THIS DOCUMENT IS OBSOLETE ***</text:p>
      <text:p text:style-name="Standard"/>
      <text:p text:style-name="Standard">To make the most powerful, simplest<text:note text:id="ftn1" text:note-class="footnote"><text:note-citation>1</text:note-citation><text:note-body><text:p text:style-name="Footnote">Simplicity is the ultimate sophistication -- Leonardo da Vinci</text:p></text:note-body></text:note>, highest level and error safe compilation framework above SCons.</text:p>
      <text:p text:style-name="Standard"/>
      <text:p text:style-name="Standard">Once the nice API is ready, optimizing the implementation is possible.</text:p>
      <text:p text:style-name="Standard"/>
      <text:p text:style-name="Standard"/>
      <text:p text:style-name="Standard"/>
      <text:h text:style-name="P2" text:outline-level="1">Application Example</text:h>
      <text:p text:style-name="P3">#makes a copy of the Environment</text:p>
      <text:p text:style-name="P3">env = WengoGetQt4Environment()</text:p>
      <text:p text:style-name="P3"/>
      <text:p text:style-name="P3">libs = [</text:p>
      <text:p text:style-name="P3"><text:tab/>'phapi',</text:p>
      <text:p text:style-name="P3"><text:tab/>'util-ng',</text:p>
      <text:p text:style-name="P3"><text:tab/>'glib-2.0',</text:p>
      <text:p text:style-name="P3"><text:tab/>'boost_thread',</text:p>
      <text:p text:style-name="P3"><text:tab/>'libs/ffmpeg/binary-lib/avcodec.lib'</text:p>
      <text:p text:style-name="P3">]</text:p>
      <text:p text:style-name="P3"/>
      <text:p text:style-name="P3">lib_path = [</text:p>
      <text:p text:style-name="P3"><text:tab/>'C:/Boost/lib'</text:p>
      <text:p text:style-name="P3">]</text:p>
      <text:p text:style-name="P3"/>
      <text:p text:style-name="P3">include_path = [</text:p>
      <text:p text:style-name="P3"><text:tab/>'include/toto',</text:p>
      <text:p text:style-name="P3"><text:tab/>'kikoo'</text:p>
      <text:p text:style-name="P3">]</text:p>
      <text:p text:style-name="P3"/>
      <text:p text:style-name="P3">defines = [</text:p>
      <text:p text:style-name="P3"><text:tab/>'VIDEO': 0,</text:p>
      <text:p text:style-name="P3"><text:tab/>'AUDIO': 1</text:p>
      <text:p text:style-name="P3">]</text:p>
      <text:p text:style-name="P3"/>
      <text:p text:style-name="P3">flags = [</text:p>
      <text:p text:style-name="P3"><text:tab/>'/Ox',</text:p>
      <text:p text:style-name="P3"><text:tab/>'/Ob2',</text:p>
      <text:p text:style-name="P3"><text:tab/>'/Oi',</text:p>
      <text:p text:style-name="P3"><text:tab/>'/arch:SSE'</text:p>
      <text:p text:style-name="P3">]</text:p>
      <text:p text:style-name="P3"/>
      <text:p text:style-name="P3">headers = [</text:p>
      <text:p text:style-name="P3"><text:tab/>'QtWengoPhone.h'</text:p>
      <text:p text:style-name="P3">]</text:p>
      <text:p text:style-name="P3"/>
      <text:p text:style-name="P3">languages = [</text:p>
      <text:p text:style-name="P3"><text:tab/>'lang/wengophone_fr.ts',</text:p>
      <text:p text:style-name="P3"><text:tab/>'lang/wengophone_en.ts</text:p>
      <text:p text:style-name="P3">]</text:p>
      <text:p text:style-name="P3"/>
      <text:p text:style-name="P3">qt4_resource_cpp_file = 'qrc_wengophone.cpp'</text:p>
      <text:p text:style-name="P3">win_resource_file = 'win/wengophone.res'</text:p>
      <text:p text:style-name="P3">#generates wengophone.res, does nothing if not under Windows</text:p>
      <text:p text:style-name="P3">env.WengoCompileWindowsResource('win/wengophone.rc', win_resource_file)</text:p>
      <text:p text:style-name="P3"/>
      <text:p text:style-name="P3">sources = [</text:p>
      <text:p text:style-name="P3"><text:tab/>'main.cpp',</text:p>
      <text:p text:style-name="P3"><text:tab/>qt4_resource_cpp_file</text:p>
      <text:p text:style-name="P3">]</text:p>
      <text:p text:style-name="P3"/>
      <text:p text:style-name="P3">if WengoConsoleArgument('enable-video'):</text:p>
      <text:p text:style-name="P3"><text:tab/>libs += [ 'video' ]</text:p>
      <text:p text:style-name="P3"><text:tab/>defines['VIDEO'] = 1</text:p>
      <text:p text:style-name="P3"/>
      <text:p text:style-name="P3">if WengoConsoleArgument('video-mode=YUV'):</text:p>
      <text:p text:style-name="P3"><text:tab/>defines['YUV'] = 1</text:p>
      <text:p text:style-name="P3"/>
      <text:p text:style-name="P3">if WengoOSWindows():</text:p>
      <text:p text:style-name="P3"><text:tab/>include_path += [ 'C:/Boost/include' ]</text:p>
      <text:p text:style-name="P3"><text:tab/>libs += [ 'shell32', 'shlwapi' ]</text:p>
      <text:p text:style-name="P3"><text:tab/>include_path += [ 'include/win' ]</text:p>
      <text:p text:style-name="P3"><text:tab/>sources += [ win_resource_file ]</text:p>
      <text:p text:style-name="P3"/>
      <text:p text:style-name="P3">if WengoCCMinGW():</text:p>
      <text:p text:style-name="P3"><text:tab/>headers += [ 'Kikoo.h' ]</text:p>
      <text:p text:style-name="P3"><text:tab/>sources += [ 'Kikoo.cpp' ]</text:p>
      <text:p text:style-name="P3"/>
      <text:p text:style-name="P3"/>
      <text:p text:style-name="P3">#search and link with the libraries</text:p>
      <text:p text:style-name="P3">env.WengoUseLibraries(libs)</text:p>
      <text:p text:style-name="P3">env.WengoAddIncludePath(include_path)</text:p>
      <text:p text:style-name="P3">env.WengoAddLibPath(lib_path)</text:p>
      <text:p text:style-name="P3">env.WengoAddDefines(defines)</text:p>
      <text:p text:style-name="P3"/>
      <text:p text:style-name="P3">if WengoCCMSVC():</text:p>
      <text:p text:style-name="P3"><text:tab/>env.WengoAddCCFlags(flags)</text:p>
      <text:p text:style-name="P3"/>
      <text:p text:style-name="P3">#generates qrc_wengophone.cpp using rcc</text:p>
      <text:p text:style-name="P3">env.WengoCompileQt4Resource('wengophone.qrc', qt4_resource_cpp_file)</text:p>
      <text:p text:style-name="P3"/>
      <text:p text:style-name="P3">#generates *.qm files</text:p>
      <text:p text:style-name="P3">env.WengoReleaseQt4Languages(languages)</text:p>
      <text:p text:style-name="P3"/>
      <text:p text:style-name="P3">#headers + sources specified for .pro and .vcproj generation</text:p>
      <text:p text:style-name="P3"># + moc headers if necessary + alias done automatically</text:p>
      <text:p text:style-name="P3">#qtwengophone-ng is specified only once</text:p>
      <text:p text:style-name="P3">prog = env.WengoProgram('qtwengophone-ng', headers, sources)</text:p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h text:style-name="Heading_20_1" text:outline-level="1"/>
      <text:h text:style-name="P2" text:outline-level="1">Library Example</text:h>
      <text:p text:style-name="P3">#makes a copy of the Environment</text:p>
      <text:p text:style-name="P3">env = WengoGetEnvironment()</text:p>
      <text:p text:style-name="P3"/>
      <text:p text:style-name="P3">libs = [</text:p>
      <text:p text:style-name="P3"><text:tab/>'util-ng',</text:p>
      <text:p text:style-name="P3"><text:tab/>'tinyxml',</text:p>
      <text:p text:style-name="P3"><text:tab/>'curl'</text:p>
      <text:p text:style-name="P3"><text:tab/>'boost_thread'</text:p>
      <text:p text:style-name="P3">]</text:p>
      <text:p text:style-name="P3"/>
      <text:p text:style-name="P3">defines = [</text:p>
      <text:p text:style-name="P3"><text:tab/>'USE_TOTO': 1,</text:p>
      <text:p text:style-name="P3"><text:tab/>'USE_KIKOO': 0</text:p>
      <text:p text:style-name="P3">]</text:p>
      <text:p text:style-name="P3"/>
      <text:p text:style-name="P3">flags = [</text:p>
      <text:p text:style-name="P3"><text:tab/>'DEBUG'</text:p>
      <text:p text:style-name="P3">]</text:p>
      <text:p text:style-name="P3"/>
      <text:p text:style-name="P3">headers = [</text:p>
      <text:p text:style-name="P3"><text:tab/>'include/WengoPhone.h'</text:p>
      <text:p text:style-name="P3">]</text:p>
      <text:p text:style-name="P3"/>
      <text:p text:style-name="P3">sources = [</text:p>
      <text:p text:style-name="P3"><text:tab/>'model/WengoPhone.cpp',</text:p>
      <text:p text:style-name="P3"><text:tab/>'control/contactlist/CContactGroup.cpp'</text:p>
      <text:p text:style-name="P3">]</text:p>
      <text:p text:style-name="P3"/>
      <text:p text:style-name="P3">env.WengoUseLibraries(libs)</text:p>
      <text:p text:style-name="P3">env.WengoAddDefines(defines)</text:p>
      <text:p text:style-name="P3">env.WengoAddCCFlags(flags)</text:p>
      <text:p text:style-name="P3"/>
      <text:p text:style-name="P3">lib = env.WengoStaticLibrary('libwengophone-ng', headers, sources)</text:p>
      <text:p text:style-name="P3"/>
      <text:p text:style-name="P3">#uses the global Environment internally + no build dir specified</text:p>
      <text:p text:style-name="P3">WengoDeclareLibrary(env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nv = WengoGetEnvironment()</text:p>
      <text:p text:style-name="P3"/>
      <text:p text:style-name="P3">libs = [ ]</text:p>
      <text:p text:style-name="P3">lib_path = [ ]</text:p>
      <text:p text:style-name="P3">include_path = [ ]</text:p>
      <text:p text:style-name="P3"/>
      <text:p text:style-name="P3">if WengoOSWindows():</text:p>
      <text:p text:style-name="P3"><text:tab/>libs += [ 'boost_thread-mgw-mt-d.lib' ]</text:p>
      <text:p text:style-name="P3"><text:tab/>lib_path += [ 'C:/Boost/lib' ]</text:p>
      <text:p text:style-name="P3"><text:tab/>include_path += [ 'C:/Boost/include/boost-1_33' ]</text:p>
      <text:p text:style-name="P3"/>
      <text:p text:style-name="P3">if WengoOSLinux():</text:p>
      <text:p text:style-name="P3"><text:tab/>libs += [ 'boost_thread' ]</text:p>
      <text:p text:style-name="P3"><text:tab/>lib_path += [ '/usr/local/lib' ]</text:p>
      <text:p text:style-name="P3"><text:tab/>include_path += [ '/usr/local/include/boost-1_33' ]</text:p>
      <text:p text:style-name="P3"/>
      <text:p text:style-name="P3">env.WengoUseLibraries(libs)</text:p>
      <text:p text:style-name="P3">env.WengoAddLibPath(lib_path)</text:p>
      <text:p text:style-name="P3">env.WengoAddIncludePath(include_path)</text:p>
      <text:p text:style-name="P3"/>
      <text:p text:style-name="P3">local_project = 0</text:p>
      <text:p text:style-name="P3">env.WengoSetProjectInfo('boost_thread', local_project)</text:p>
      <text:p text:style-name="P3"/>
      <text:p text:style-name="P3">WengoDeclareLibrary(env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nv = WengoGetEnvironment()</text:p>
      <text:p text:style-name="P3"/>
      <text:p text:style-name="P3">libs = [ ]</text:p>
      <text:p text:style-name="P3">lib_path = [ 'bin' ]</text:p>
      <text:p text:style-name="P3">include_path = [ 'include' ]</text:p>
      <text:p text:style-name="P3">headers = [ ]</text:p>
      <text:p text:style-name="P3">sources = [ ]</text:p>
      <text:p text:style-name="P3"/>
      <text:p text:style-name="P3">env.WengoAddLibPath(lib_path)</text:p>
      <text:p text:style-name="P3">env.WengoAddIncludePath(include_path)</text:p>
      <text:p text:style-name="P3"/>
      <text:p text:style-name="P3">local_project = 1</text:p>
      <text:p text:style-name="P3">env.WengoSetProjectInfo('curl', local_project)</text:p>
      <text:p text:style-name="P3"/>
      <text:p text:style-name="P3">WengoDeclareLibrary(env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h text:style-name="Heading_20_1" text:outline-level="1"/>
      <text:h text:style-name="P2" text:outline-level="1">API</text:h>
      <text:p text:style-name="Standard">For the API coherence</text:p>
      <text:p text:style-name="Standard">Getters are always specified with 'Get'</text:p>
      <text:p text:style-name="Standard">Setters are always specified with 'Set'</text:p>
      <text:p text:style-name="Standard">For functions that return boolean, WengoIsOSWindows() is quite ugly so let it be WengoOSWindows(). Same for WengoHasCommandArgument()</text:p>
      <text:p text:style-name="Standard"/>
      <text:p text:style-name="Standard">Other prefixs:</text:p>
      <text:p text:style-name="Standard">'Use'</text:p>
      <text:p text:style-name="Standard">'Add'</text:p>
      <text:p text:style-name="Standard"/>
      <text:p text:style-name="Standard">There should be no specific order for calling functions or at least it should not be possible to call functions in an incorrect order.</text:p>
      <text:p text:style-name="Standard"/>
      <text:p text:style-name="Standard">The idea is to have a very minimal set of public functions. If a public function is needed in the future it can be added (I think about WengoRemoveLib(), WengoRemoveDefine(), WengoAddLinkFlags()...)</text:p>
      <text:p text:style-name="Standard"/>
      <text:p text:style-name="Standard">There should be no need to use Depends() and Install(), this should be done internally, maybe a function env.WengoAddDirToBuildDir(path) should be added to WengoSCons. I hope not since the build directory system should be handled in a transparent way. By the way WengoSCons should work properly with duplicate = 0 and 1</text:p>
      <text:p text:style-name="Standard"/>
      <text:p text:style-name="Standard">Functions relative to the local environment are of course prefixed with env. but functions that deal at a global level should be outside an environment. There should be no public function like WengoGetGlobalEnvironment()</text:p>
      <text:p text:style-name="Standard"/>
      <text:p text:style-name="Standard">SCons functions equivalent to WengoSCons functions should be hidden for safety reason.</text:p>
      <text:p text:style-name="Standard"/>
      <text:p text:style-name="Standard">All the WengoSCons should be present (the declarations) inside a wengoscons.py or something similar and documented (with the possibility to generate a HTML documentation like with javadoc and doxygen)</text:p>
      <text:h text:style-name="Heading_20_2" text:outline-level="2">Environments</text:h>
      <text:p text:style-name="P3">env = WengoGetEnvironment()</text:p>
      <text:p text:style-name="Standard">Creates a copy environment</text:p>
      <text:p text:style-name="Standard"/>
      <text:p text:style-name="P3">env = WengoGetQt4Environment()</text:p>
      <text:p text:style-name="Standard">Creates a copy environment for Qt4</text:p>
      <text:p text:style-name="Standard">Why is this needed?</text:p>
      <text:p text:style-name="Standard"/>
      <text:p text:style-name="P3">env = WengoGetQt3Environment()</text:p>
      <text:p text:style-name="Standard">Creates a copy environment for Qt3</text:p>
      <text:h text:style-name="Heading_20_2" text:outline-level="2">Dealing with Libraries</text:h>
      <text:p text:style-name="P3">env.WengoUseLibraries(libraries)</text:p>
      <text:p text:style-name="P3">stringlist = env.WengoGetLibraries()</text:p>
      <text:p text:style-name="Standard">Tries to find the libraries specified and link with it</text:p>
      <text:p text:style-name="Standard">Prints an error message if the library cannot be found</text:p>
      <text:p text:style-name="Standard">libraries is a stringlist</text:p>
      <text:p text:style-name="Standard"/>
      <text:p text:style-name="P3">env.WengoAddIncludePath(include_path)</text:p>
      <text:p text:style-name="P3">stringlist = env.WengoGetIncludePath()</text:p>
      <text:p text:style-name="Standard">Appends include_path to the local include path for this project</text:p>
      <text:p text:style-name="Standard">Prints an error message if the path cannot be found</text:p>
      <text:p text:style-name="Standard">include_path is a stringlist</text:p>
      <text:p text:style-name="Standard"/>
      <text:p text:style-name="P3">env.WengoAddLibPath(lib_path)</text:p>
      <text:p text:style-name="P3">stringlist = env.WengoGetLibPath()</text:p>
      <text:p text:style-name="Standard">Appends lib_path to the local library path</text:p>
      <text:p text:style-name="Standard">Prints an error message if the path cannot be found</text:p>
      <text:p text:style-name="Standard">lib_path is a stringlist</text:p>
      <text:p text:style-name="Standard"/>
      <text:p text:style-name="P3">lib = env.WengoStaticLibrary(projectName, headers, sources)</text:p>
      <text:p text:style-name="Standard">Creates a static library</text:p>
      <text:p text:style-name="Standard">headers are used for the moc tool + for the generation of .pro and .vcproj files</text:p>
      <text:p text:style-name="Standard">Prints an error message if a header or a source file cannot be found</text:p>
      <text:p text:style-name="Standard">Should create automatically an alias via WengoSetAlias()??</text:p>
      <text:p text:style-name="Standard">Adds the generated binary files (*.lib, *.dll, *.pdb...) to the global runtime directory automatically</text:p>
      <text:p text:style-name="Standard"/>
      <text:p text:style-name="P3">lib = env.WengoSharedLibrary(projectName, headers, sources)</text:p>
      <text:p text:style-name="Standard">Creates a shared library, see WengoStaticLibrary()</text:p>
      <text:p text:style-name="Standard"/>
      <text:p text:style-name="P3">WengoDeclareLibrary(localEnv)</text:p>
      <text:p text:style-name="P3">WengoDeclareLibrary(lib, libraryIncludePath)</text:p>
      <text:p text:style-name="Standard">Registers the library lib as a global level to be used by other projects</text:p>
      <text:p text:style-name="Standard">libraryIncludePath is a string (usually 'include'), needed for the use of the library by other projects</text:p>
      <text:h text:style-name="Heading_20_2" text:outline-level="2">Dealing with Application</text:h>
      <text:p text:style-name="P3">prog = env.WengoProgram(projectName, headers, sources)</text:p>
      <text:p text:style-name="Standard">Creates a program, see WengoStaticLibrary() for the arguments</text:p>
      <text:p text:style-name="Standard">Adds the generated binary files (*.exe, *.pdb...) to the global runtime directory automatically</text:p>
      <text:p text:style-name="Standard"/>
      <text:p text:style-name="P3">env.WengoCompileQt4Resource(qrcFile, outputCppFile)</text:p>
      <text:p text:style-name="Standard">Calls the Qt4 tool rcc with qrcFile and outputCppFile parameters</text:p>
      <text:p text:style-name="Standard"/>
      <text:p text:style-name="P3">env.WengoCompileWindowsResource(rcFile, outputResFile)</text:p>
      <text:p text:style-name="Standard">Calls the Windows resource tool with rcFile and outputResFile parameters</text:p>
      <text:p text:style-name="Standard">Does nothing under other OS</text:p>
      <text:p text:style-name="Standard"/>
      <text:h text:style-name="Heading_20_2" text:outline-level="2"/>
      <text:h text:style-name="P4" text:outline-level="2">Operating Systems Detection</text:h>
      <text:p text:style-name="P3">bool = WengoOSWindows()</text:p>
      <text:p text:style-name="Standard">Tests if the OS is Windows</text:p>
      <text:p text:style-name="Standard"/>
      <text:p text:style-name="P3">bool = WengoOSWindowsCE()</text:p>
      <text:p text:style-name="Standard">Tests if the OS is Windows CE</text:p>
      <text:p text:style-name="Standard">Is this coherent? Since there is no way to run WengoSCons on Windows CE.</text:p>
      <text:p text:style-name="Standard">Maybe when compiling with MS Visual C++ for Windows CE the OS is properly set</text:p>
      <text:p text:style-name="Standard">Let's check with Nghia</text:p>
      <text:p text:style-name="Standard"/>
      <text:p text:style-name="P3">bool = WengoOSLinux()</text:p>
      <text:p text:style-name="Standard">Tests if the OS is Linux</text:p>
      <text:p text:style-name="Standard"/>
      <text:p text:style-name="P3">bool = WengoOSMacOSX()</text:p>
      <text:p text:style-name="Standard">Tests if the OS is MacOSX</text:p>
      <text:p text:style-name="Standard"/>
      <text:p text:style-name="Standard">More functions like these can be added to WengoSCons only if needed (FreeBSD, NetBSD, HURD, Windows95, Win32, Win64...)</text:p>
      <text:p text:style-name="Standard">This functions are going to be replicated inside libs/global as defines (OS_Win, OS_MACOSX, OS_LINUX, CC_INTEL, CC_GCC, CC_MINGW....)</text:p>
      <text:p text:style-name="Standard"/>
      <text:p text:style-name="Standard">Making a unique function WengoOS() that returns a string is not a good idea: we don't know which os/compilers are checked + there can be syntax errors when using the function</text:p>
      <text:p text:style-name="Standard"/>
      <text:p text:style-name="Standard"/>
      <text:h text:style-name="Heading_20_2" text:outline-level="2"/>
      <text:h text:style-name="P4" text:outline-level="2">Compilers Detection</text:h>
      <text:p text:style-name="P3">bool = WengoCCMinGW()</text:p>
      <text:p text:style-name="Standard">Tests if the compiler is MinGW</text:p>
      <text:p text:style-name="Standard"/>
      <text:p text:style-name="P3">bool = WengoCCIntel()</text:p>
      <text:p text:style-name="Standard">Tests if the compiler is Intel C++</text:p>
      <text:p text:style-name="Standard"/>
      <text:p text:style-name="P3">bool = WengoCCGCC()</text:p>
      <text:p text:style-name="Standard">Tests if the compiler is GCC</text:p>
      <text:p text:style-name="Standard"/>
      <text:p text:style-name="P3">bool = WengoCCBorland()</text:p>
      <text:p text:style-name="Standard">Tests if the compiler is Borland C++</text:p>
      <text:p text:style-name="Standard"/>
      <text:p text:style-name="P3">bool = WengoCCMSVC()</text:p>
      <text:p text:style-name="Standard">Tests if the compiler is Microsoft Visual C++</text:p>
      <text:p text:style-name="Standard"/>
      <text:p text:style-name="P3">bool = WengoCCMSVC6()</text:p>
      <text:p text:style-name="Standard">Tests if the compiler is Microsoft Visual C++ 6</text:p>
      <text:p text:style-name="Standard"/>
      <text:p text:style-name="P3">bool = WengoCCMSVC7()</text:p>
      <text:p text:style-name="Standard">Tests if the compiler is Microsoft Visual C++ 7 (.NET)</text:p>
      <text:p text:style-name="Standard"/>
      <text:p text:style-name="P3">bool = WengoCCMSVC7.1()</text:p>
      <text:p text:style-name="Standard">Tests if the compiler is Microsoft Visual C++ 7.1 (2003)</text:p>
      <text:p text:style-name="Standard"/>
      <text:p text:style-name="P3">bool = WengoCCMSVC8()</text:p>
      <text:p text:style-name="Standard">Tests if the compiler is Microsoft Visual C++ 8 (2005)</text:p>
      <text:p text:style-name="Standard"/>
      <text:p text:style-name="P3">bool = WengoCCMSVCEmbedded()</text:p>
      <text:p text:style-name="Standard">Tests if the compiler is Microsoft Visual C++ for Embedded systems</text:p>
      <text:p text:style-name="Standard">Is this coherent? Let's check with Nghia</text:p>
      <text:p text:style-name="Standard"/>
      <text:p text:style-name="Standard">More functions like these can be added to WengoSCons only if needed (Comeau, Digital Mars...)</text:p>
      <text:p text:style-name="Standard">Replicated inside libs/global as defines</text:p>
      <text:p text:style-name="Standard"/>
      <text:p text:style-name="Standard"/>
      <text:p text:style-name="Standard"/>
      <text:h text:style-name="P4" text:outline-level="2">Compiler Specific Functions (flags + defines)</text:h>
      <text:p text:style-name="P3">env.WengoAddDefines(defines)</text:p>
      <text:p text:style-name="P3">stringlist = env.WengoGetDefines()</text:p>
      <text:p text:style-name="Standard">Adds defines to the compiler command line</text:p>
      <text:p text:style-name="Standard">defines is a stringlist</text:p>
      <text:p text:style-name="Standard"/>
      <text:p text:style-name="P3">env.WengoAddCCFlags(flags)</text:p>
      <text:p text:style-name="P3">stringlist = env.WengoGetCCFlags()</text:p>
      <text:p text:style-name="Standard">Adds flags to the compiler command line</text:p>
      <text:p text:style-name="Standard">flags is a stringlist</text:p>
      <text:p text:style-name="Standard"/>
      <text:p text:style-name="P3">env.WengoSetAlias(alias)</text:p>
      <text:p text:style-name="P3">string = env.WengoGetAlias(alias)<text:tab/>#checks if the alias exists</text:p>
      <text:p text:style-name="Standard">Creates an alias</text:p>
      <text:h text:style-name="Heading_20_2" text:outline-level="2">SUserEnvironment</text:h>
      <text:p text:style-name="Standard">Users need to personalize the global environment they are working with</text:p>
      <text:p text:style-name="Standard"/>
      <text:p text:style-name="P3">WengoAddIncludePath(include_path)</text:p>
      <text:p text:style-name="Standard">Works like env.WengoAddIncludePath() but at the global level</text:p>
      <text:p text:style-name="Standard"/>
      <text:p text:style-name="P3">WengoAddLibPath(lib_path)</text:p>
      <text:p text:style-name="Standard">Works like env.WengoAddLibPath() but at the global leve</text:p>
      <text:p text:style-name="Standard"/>
      <text:p text:style-name="P3">WengoAddDefines(defines)</text:p>
      <text:p text:style-name="Standard">Works like env.WengoAddDefines() but at the global level</text:p>
      <text:p text:style-name="Standard"/>
      <text:p text:style-name="P3">WengoAddCCFlags(flags)</text:p>
      <text:p text:style-name="Standard">Works like env.WengoAddCCFlags() but at the global level</text:p>
      <text:p text:style-name="Standard"/>
      <text:p text:style-name="P3">WengoUseLibraries(libraries)</text:p>
      <text:p text:style-name="Standard">Works like env.WengoUseLibraries() but at the global level</text:p>
      <text:p text:style-name="Standard"/>
      <text:p text:style-name="P3">WengoSetCC(compiler)</text:p>
      <text:p text:style-name="Standard">Sets the compiler (a simple string valid as a command line) to use</text:p>
      <text:p text:style-name="Standard">Prints an error message if the compiler specified does not exist</text:p>
      <text:p text:style-name="Standard"/>
      <text:p text:style-name="P3">WengoSetRuntimeDir(path)</text:p>
      <text:p text:style-name="Standard">Overwrites the default global runtime directory</text:p>
      <text:p text:style-name="Standard"/>
      <text:p text:style-name="P3">WengoSetReleaseMode()</text:p>
      <text:p text:style-name="P3">bool = WengoReleaseMode()</text:p>
      <text:p text:style-name="Standard">Can be specified with the command line</text:p>
      <text:p text:style-name="Standard"/>
      <text:p text:style-name="P3">WengoSetDebugMode()</text:p>
      <text:p text:style-name="P3">bool = WengoDebugMode()</text:p>
      <text:p text:style-name="Standard">Can be specified with the command line</text:p>
      <text:p text:style-name="Standard"/>
      <text:p text:style-name="P3">WengoSetReleaseWithSymbolsMode()</text:p>
      <text:p text:style-name="Standard">Can be specified with the command line</text:p>
      <text:p text:style-name="Standard"/>
      <text:p text:style-name="P3">WengoShowWindowsConsole(bool)</text:p>
      <text:p text:style-name="Standard">Shows or not the console under Windows (no effect under other OS)</text:p>
      <text:p text:style-name="Standard"/>
      <text:p text:style-name="P3">WengoAddConsoleArguments(args)</text:p>
      <text:p text:style-name="Standard">Appends arguments to the console</text:p>
      <text:p text:style-name="Standard">args is a stringlist</text:p>
      <text:h text:style-name="Heading_20_2" text:outline-level="2"/>
      <text:h text:style-name="P4" text:outline-level="2">Other Functions</text:h>
      <text:p text:style-name="P3">bool = env.WengoConsoleArgument(arg)</text:p>
      <text:p text:style-name="Standard">Checks the presence of a command line argument</text:p>
      <text:p text:style-name="Standard"/>
      <text:p text:style-name="P3">env.WengoSetVariable(variable, value)</text:p>
      <text:p text:style-name="P3">value = env.WengoGetVariable(variable)</text:p>
      <text:p text:style-name="Standard"/>
      <text:p text:style-name="P3">env.WengoReleaseQt3Languages(tsFiles)</text:p>
      <text:p text:style-name="Standard">Generates the equivalent .qm files from a list of .ts files</text:p>
      <text:p text:style-name="Standard">There should be no need to specify the name of the .qm files (done internally)</text:p>
      <text:p text:style-name="Standard">tsFiles is a stringlist</text:p>
      <text:p text:style-name="Standard"/>
      <text:p text:style-name="P3">env.WengoReleaseQt4Languages(tsFiles)</text:p>
      <text:p text:style-name="Standard"/>
      <text:p text:style-name="P3">env.WengoCompileQt3Images(pics)</text:p>
      <text:p text:style-name="Standard">If there is a bug with windows 2000, WengoSCons should handled it internally, not the local SConscript.</text:p>
      <text:p text:style-name="Standard">pics is a stringlist</text:p>
      <text:p text:style-name="Standard"/>
      <text:p text:style-name="Standard"/>
      <text:p text:style-name="Standard"/>
      <text:p text:style-name="Standard"/>
      <text:h text:style-name="Heading_20_1" text:outline-level="1"/>
      <text:h text:style-name="P2" text:outline-level="1">Functionalities Needed</text:h>
      <text:p text:style-name="Standard">.vcproj and .pro generation, transparent static and shared libraries dependencies handling</text:p>
      <text:h text:style-name="Heading_20_1" text:outline-level="1">Future functionalities</text:h>
      <text:p text:style-name="Standard">Would be nice if WengoUseLibraries() could have bksys as a back end thus allowing WengoSCons to have a autotools/automake/autoconf system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09-23T11:09:42</meta:creation-date>
    <dc:date>2005-10-09T23:59:12</dc:date>
    <dc:language>en-US</dc:language>
    <meta:editing-cycles>276</meta:editing-cycles>
    <meta:editing-duration>P2DT9H12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3" meta:paragraph-count="291" meta:word-count="1465" meta:character-count="10772"/>
  </office:meta>
</office:document-meta>
</file>